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a59" officeooo:paragraph-rsid="000fd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  <text:p text:style-name="P1">Ls : untuk mengetahui folder apa saja yang ada di komputer</text:p>
      <text:p text:style-name="P1"/>
      <text:p text:style-name="P1">git init : untuk inisisasi menjadikan repositori</text:p>
      <text:p text:style-name="P1">git status : untuk mengetahui file baru mana yang ada</text:p>
      <text:p text:style-name="P1">git add nama file : untuk memindahkan ke stagging are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09:16:41.882065796</meta:creation-date>
    <dc:date>2021-11-26T11:14:29.432274966</dc:date>
    <meta:editing-duration>PT1H47M37S</meta:editing-duration>
    <meta:editing-cycles>1</meta:editing-cycles>
    <meta:document-statistic meta:table-count="0" meta:image-count="0" meta:object-count="0" meta:page-count="1" meta:paragraph-count="5" meta:word-count="39" meta:character-count="216" meta:non-whitespace-character-count="182"/>
    <meta:generator>LibreOffice/7.2.2.2$Linux_X86_64 LibreOffice_project/20$Build-2</meta:generator>
  </office:meta>
</office:document-meta>
</file>